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d8b50"/>
    </style:style>
    <style:style style:name="P2" style:family="paragraph" style:parent-style-name="Heading_20_2">
      <style:text-properties officeooo:rsid="00066f50" officeooo:paragraph-rsid="001d8b50"/>
    </style:style>
    <style:style style:name="P3" style:family="paragraph" style:parent-style-name="Horizontal_20_Line">
      <style:text-properties officeooo:paragraph-rsid="001d8b50"/>
    </style:style>
    <style:style style:name="P4" style:family="paragraph" style:parent-style-name="Standard" style:list-style-name="L1">
      <style:text-properties officeooo:paragraph-rsid="001d8b50"/>
    </style:style>
    <style:style style:name="P5" style:family="paragraph" style:parent-style-name="Standard" style:list-style-name="L1">
      <style:text-properties officeooo:rsid="00066f50" officeooo:paragraph-rsid="001d8b50"/>
    </style:style>
    <style:style style:name="P6" style:family="paragraph" style:parent-style-name="Standard">
      <style:text-properties fo:font-style="italic" fo:font-weight="bold" officeooo:rsid="00149ccc" officeooo:paragraph-rsid="001d8b50" style:font-style-asian="italic" style:font-weight-asian="bold" style:font-style-complex="italic" style:font-weight-complex="bold"/>
    </style:style>
    <style:style style:name="P7" style:family="paragraph" style:parent-style-name="Standard" style:list-style-name="L1">
      <style:text-properties officeooo:rsid="001d8b50" officeooo:paragraph-rsid="001d8b50"/>
    </style:style>
    <style:style style:name="P8" style:family="paragraph" style:parent-style-name="Text_20_body">
      <style:text-properties fo:font-style="italic" officeooo:rsid="0008516c" officeooo:paragraph-rsid="001d8b50" style:font-style-asian="italic" style:font-style-complex="italic"/>
    </style:style>
    <style:style style:name="P9" style:family="paragraph" style:parent-style-name="Text_20_body">
      <style:text-properties fo:font-weight="bold" officeooo:rsid="00066f50" officeooo:paragraph-rsid="001d8b50" style:font-weight-asian="bold" style:font-weight-complex="bold"/>
    </style:style>
    <style:style style:name="P10" style:family="paragraph" style:parent-style-name="Text_20_body">
      <style:text-properties fo:font-style="normal" fo:font-weight="bold" officeooo:rsid="00066f50" officeooo:paragraph-rsid="001d8b50" style:font-style-asian="normal" style:font-weight-asian="bold" style:font-style-complex="normal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style:text-position="super 58%" fo:font-style="italic" fo:font-weight="normal" officeooo:rsid="001d8b50" style:font-style-asian="italic" style:font-weight-asian="normal" style:font-style-complex="italic" style:font-weight-complex="normal"/>
    </style:style>
    <style:style style:name="T4" style:family="text">
      <style:text-properties style:text-position="super 58%" officeooo:rsid="001d8b50"/>
    </style:style>
    <style:style style:name="T5" style:family="text">
      <style:text-properties officeooo:rsid="00091f05"/>
    </style:style>
    <style:style style:name="T6" style:family="text">
      <style:text-properties officeooo:rsid="00066f50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91f05" style:font-weight-asian="normal" style:font-weight-complex="normal"/>
    </style:style>
    <style:style style:name="T9" style:family="text">
      <style:text-properties fo:font-weight="normal" officeooo:rsid="001d8b50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91f05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8516c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d8b50" style:font-style-asian="italic" style:font-weight-asian="normal" style:font-style-complex="italic" style:font-weight-complex="normal"/>
    </style:style>
    <style:style style:name="T14" style:family="text">
      <style:text-properties officeooo:rsid="001d8b50"/>
    </style:style>
    <style:style style:name="T15" style:family="text">
      <style:text-properties style:text-position="0% 100%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Ubuntu 20.04 laptop battery documentation</text:h>
      <text:p text:style-name="P3"/>
      <text:p text:style-name="P8">This document goes over general documentation of my experience with battery performance and activity while using Ubuntu 20.04 on 2 different XPS 13 laptops (from 2020 July 9<text:span text:style-name="T1">th</text:span> to the present (<text:span text:style-name="T14">Saturd</text:span>ay, 2021, October 2<text:span text:style-name="T14">3</text:span><text:span text:style-name="T4">rd</text:span>) <text:span text:style-name="T14">Please note that this range will not be updated unless the document is updated. I will still be using Ubuntu past 2021 October 23</text:span><text:span text:style-name="T4">rd</text:span></text:p>
      <text:p text:style-name="P3"/>
      <text:list xml:id="list2801437427" text:style-name="L1">
        <text:list-item>
          <text:p text:style-name="P4">Slowly charges 1-2 percent at a time up to 90%, slowly charges onward</text:p>
        </text:list-item>
        <text:list-item>
          <text:p text:style-name="P4">99% takes over 20 minutes to go to 100%, if the ETA says 3 minutes, it just recently reached 99%. If the ETA says 4 minutes, it is about halfway done. If the ETA says 5 minutes, it is going to reach 100% battery within the next 8 minutes.</text:p>
        </text:list-item>
        <text:list-item>
          <text:p text:style-name="P4">Battery can drop 2% at a time with high CPU usage. <text:span text:style-name="T5">It also sometimes does this at normal CPU usage.</text:span></text:p>
        </text:list-item>
        <text:list-item>
          <text:p text:style-name="P4">Battery charges 2% at a time commonly, this is normal.</text:p>
        </text:list-item>
        <text:list-item>
          <text:p text:style-name="P4">The system does NOT shut down at 10% battery as stated in the Ubuntu desktop guide, although it gives you a warning once it reaches 10% I only did this once though.</text:p>
        </text:list-item>
        <text:list-item>
          <text:p text:style-name="P4">The battery can last months without charging if the system isn't in use and is shut down. It drops about 12% battery per 4 months in this state.</text:p>
        </text:list-item>
        <text:list-item>
          <text:p text:style-name="P5">During times of battery percentage problems, the system may get stuck at 92% battery. It will throw a ridiculously large battery percentage, and will eventually skip to 100% battery. Immediately upon unplug, it will drop to 92% battery. The issue will take 1-9 power cycles to correct. I am not sure what causes this, it may be a different outlet, it may be a general battery error/decay.</text:p>
        </text:list-item>
        <text:list-item>
          <text:p text:style-name="P7">Unconfirmed observation: sometimes, laptop instability can be caused by the battery dropping to a certain percentage range, the most common one being below 19%, the less common one being 20% to 29%, and the rarest one being 30% to 34%</text:p>
          <text:p text:style-name="P4"/>
        </text:list-item>
      </text:list>
      <text:p text:style-name="P6">This document was last updated on 2021 <text:span text:style-name="T14">Satur</text:span><text:span text:style-name="T6">d</text:span>ay, October 2<text:span text:style-name="T14">3</text:span><text:span text:style-name="T4">rd</text:span> at <text:span text:style-name="T14">5:09</text:span> pm</text:p>
      <text:p text:style-name="P3"/>
      <text:h text:style-name="P2" text:outline-level="2">File info</text:h>
      <text:p text:style-name="P9">File type:<text:span text:style-name="T7"> </text:span><text:span text:style-name="T10">OpenDocument Format (*.odt)</text:span></text:p>
      <text:p text:style-name="P10">File version:<text:span text:style-name="T7"> </text:span><text:span text:style-name="T9">3</text:span><text:span text:style-name="T10"> (2021, </text:span><text:span text:style-name="T13">Satur</text:span><text:span text:style-name="T10">day, October 2</text:span><text:span text:style-name="T13">3</text:span><text:span text:style-name="T3">rd</text:span><text:span text:style-name="T10"> at </text:span><text:span text:style-name="T13">5:09</text:span><text:span text:style-name="T10"> pm)</text:span></text:p>
      <text:p text:style-name="P10">Page count:<text:span text:style-name="T7"> </text:span><text:span text:style-name="T10">1</text:span></text:p>
      <text:p text:style-name="P10">Article language:<text:span text:style-name="T7"> </text:span><text:span text:style-name="T10">English (US) with basic Rich Text Formatting</text:span></text:p>
      <text:p text:style-name="P10">Word count:<text:span text:style-name="T7"> </text:span><text:span text:style-name="T12">3</text:span><text:span text:style-name="T13">79</text:span></text:p>
      <text:p text:style-name="P10">Character count:<text:span text:style-name="T7"> </text:span><text:span text:style-name="T9">2,088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3T17:05:42.639974563</meta:creation-date>
    <dc:date>2021-10-23T17:09:05.074070199</dc:date>
    <meta:editing-duration>PT3M23S</meta:editing-duration>
    <meta:editing-cycles>1</meta:editing-cycles>
    <meta:document-statistic meta:table-count="0" meta:image-count="0" meta:object-count="0" meta:page-count="1" meta:paragraph-count="18" meta:word-count="379" meta:character-count="2088" meta:non-whitespace-character-count="1735"/>
    <meta:generator>LibreOffice/6.4.2.2$Linux_X86_64 LibreOffice_project/40$Build-2</meta:generator>
  </office:meta>
</office:document-meta>
</file>